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2.4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7.1cm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2.2cm"/>
    </style:style>
    <style:style style:name="gr4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4cm" fo:min-width="2.682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8cm"/>
    </style:style>
    <style:style style:name="gr8" style:family="graphic" style:parent-style-name="standard">
      <style:graphic-properties draw:textarea-horizontal-align="justify" draw:textarea-vertical-align="middle" draw:auto-grow-height="false" fo:min-height="1.45cm" fo:min-width="6.6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2.85cm"/>
    </style:style>
    <style:style style:name="gr10" style:family="graphic" style:parent-style-name="standard">
      <style:graphic-properties draw:fill-color="#dd4814" draw:textarea-horizontal-align="justify" draw:textarea-vertical-align="middle" draw:auto-grow-height="false" fo:min-height="0.38cm" fo:min-width="3.216cm"/>
    </style:style>
    <style:style style:name="gr11" style:family="graphic" style:parent-style-name="standard">
      <style:graphic-properties draw:textarea-horizontal-align="justify" draw:textarea-vertical-align="middle" draw:auto-grow-height="false" fo:min-height="1.45cm" fo:min-width="6.9cm"/>
    </style:style>
    <style:style style:name="gr12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13" style:family="graphic" style:parent-style-name="standard">
      <style:graphic-properties draw:textarea-horizontal-align="justify" draw:textarea-vertical-align="middle" draw:auto-grow-height="false" fo:min-height="1.45cm" fo:min-width="4.2cm"/>
    </style:style>
    <style:style style:name="gr14" style:family="graphic" style:parent-style-name="standard">
      <style:graphic-properties draw:textarea-horizontal-align="justify" draw:textarea-vertical-align="middle" draw:auto-grow-height="false" fo:min-height="0.55cm" fo:min-width="2.2cm"/>
    </style:style>
    <style:style style:name="gr15" style:family="graphic" style:parent-style-name="standard">
      <style:graphic-properties draw:textarea-horizontal-align="justify" draw:textarea-vertical-align="middle" draw:auto-grow-height="false" fo:min-height="0.4cm" fo:min-width="2.2cm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2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4814"/>
      <style:paragraph-properties fo:text-align="center"/>
    </style:style>
    <style:style style:name="P7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1cm" svg:height="1.8cm" svg:x="5.5cm" svg:y="1.1cm">
          <text:p text:style-name="P1">test-gy-91.c</text:p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1cm" svg:height="1.8cm" svg:x="15cm" svg:y="9.6cm">
          <text:p text:style-name="P1">Return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4.1cm" svg:height="1.8cm" svg:x="15.2cm" svg:y="20.9cm">
          <text:p text:style-name="P1">Return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7.6cm" svg:height="1.7cm" svg:x="3.9cm" svg:y="3.7cm">
          <text:p text:style-name="P1"><text:span text:style-name="T1">Get launch parameters</text:span></text:p>
          <text:p text:style-name="P1"><text:span text:style-name="T2">(récupère les paramètres de lan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7.6cm" svg:height="1.7cm" svg:x="4cm" svg:y="6.2cm">
          <text:p text:style-name="P1"><text:span text:style-name="T1">Check BMP280 ID</text:span></text:p>
          <text:p text:style-name="P1"><text:span text:style-name="T2">(on lit le registre ID du baromètr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7.6cm" svg:height="1.7cm" svg:x="4cm" svg:y="13cm">
          <text:p text:style-name="P1"><text:span text:style-name="T3">InitBMP280</text:span></text:p>
          <text:p text:style-name="P1"><text:span text:style-name="T4">(on va initialiser le baromètre, fonction</text:span></text:p>
          <text:p text:style-name="P1"><text:span text:style-name="T4">décrite dans /BMP280/BMP280.c. cette fonction permet de</text:span></text:p>
          <text:p text:style-name="P1"><text:span text:style-name="T4">récupéré les coefficient de température et de press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7.6cm" svg:height="1.7cm" svg:x="4cm" svg:y="15.5cm">
          <text:p text:style-name="P1"><text:span text:style-name="T1">Get pressure_reference</text:span></text:p>
          <text:p text:style-name="P1"><text:span text:style-name="T2">(on va lire la pression au démarrage du</text:span></text:p>
          <text:p text:style-name="P1"><text:span text:style-name="T2">système pour obtenir l’altitude de dépar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7.6cm" svg:height="1.7cm" svg:x="4cm" svg:y="18.1cm">
          <text:p text:style-name="P1"><text:span text:style-name="T1">Check MPU9250 ID</text:span></text:p>
          <text:p text:style-name="P1"><text:span text:style-name="T2">(on lit le registre ID de l’IMU </text:span></text:p>
          <text:p text:style-name="P1"><text:span text:style-name="T2">6axes (gyro+accel)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7.6cm" svg:height="1.7cm" svg:x="4.1cm" svg:y="24.3cm">
          <text:p text:style-name="P1"><text:span text:style-name="T1">MPU9250 selftest</text:span></text:p>
          <text:p text:style-name="P1"><text:span text:style-name="T2">On execute un selftest (voir datasheet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4.1cm" svg:height="1.8cm" svg:x="5.9cm" svg:y="26.9cm">
          <text:p text:style-name="P1">Next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5.4cm" svg:height="2.6cm" svg:x="5.1cm" svg:y="9.1cm">
          <text:p text:style-name="P1"><text:span text:style-name="T5">ID = 0x58 ?</text:span></text:p>
          <text:p text:style-name="P1"><text:span text:style-name="T6">(si on ne lis pas 0x58, c’est qu’on</text:span></text:p>
          <text:p text:style-name="P1"><text:span text:style-name="T6">ne lis pas correctement le registre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" draw:id="id6" draw:layer="layout" svg:width="0.5cm" svg:height="0.5cm" svg:x="10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5.4cm" svg:height="2.6cm" svg:x="5.1cm" svg:y="20.5cm">
          <text:p text:style-name="P1"><text:span text:style-name="T5">ID = 0x73 ?</text:span></text:p>
          <text:p text:style-name="P1"><text:span text:style-name="T6">(si on ne lis pas 0x73, c’est qu’on</text:span></text:p>
          <text:p text:style-name="P1"><text:span text:style-name="T6">ne lis pas correctement le registre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" draw:id="id11" draw:layer="layout" svg:width="0.5cm" svg:height="0.5cm" svg:x="10.4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7.55cm" svg:y1="2.9cm" svg:x2="7.7cm" svg:y2="3.7cm" draw:start-shape="id1" draw:start-glue-point="8" draw:end-shape="id2" draw:end-glue-point="0" svg:d="M7550 2900v401h150v399" svg:viewBox="0 0 151 801">
          <text:p/>
        </draw:connector>
        <draw:connector draw:style-name="gr5" draw:text-style-name="P5" draw:layer="layout" svg:x1="7.7cm" svg:y1="5.4cm" svg:x2="7.8cm" svg:y2="6.2cm" draw:start-shape="id2" draw:start-glue-point="2" draw:end-shape="id3" draw:end-glue-point="0" svg:d="M7700 5400v400h100v400" svg:viewBox="0 0 101 801">
          <text:p/>
        </draw:connector>
        <draw:connector draw:style-name="gr5" draw:text-style-name="P5" draw:layer="layout" svg:x1="7.8cm" svg:y1="7.9cm" svg:x2="7.8cm" svg:y2="9.1cm" draw:start-shape="id3" draw:start-glue-point="2" draw:end-shape="id4" draw:end-glue-point="4" svg:d="M7800 7900v1200" svg:viewBox="0 0 1 1201">
          <text:p/>
        </draw:connector>
        <draw:connector draw:style-name="gr5" draw:text-style-name="P5" draw:layer="layout" svg:x1="7.8cm" svg:y1="11.7cm" svg:x2="7.8cm" svg:y2="13cm" draw:start-shape="id4" draw:start-glue-point="6" draw:end-shape="id5" draw:end-glue-point="0" svg:d="M7800 11700v1300" svg:viewBox="0 0 1 1301">
          <text:p/>
        </draw:connector>
        <draw:connector draw:style-name="gr5" draw:text-style-name="P5" draw:layer="layout" svg:x1="10.9cm" svg:y1="10.45cm" svg:x2="15cm" svg:y2="10.5cm" draw:start-shape="id6" draw:start-glue-point="10" draw:end-shape="id7" draw:end-glue-point="6" svg:d="M10900 10450h2051v50h2049" svg:viewBox="0 0 4101 51">
          <text:p/>
        </draw:connector>
        <draw:connector draw:style-name="gr5" draw:text-style-name="P5" draw:layer="layout" svg:x1="7.8cm" svg:y1="14.7cm" svg:x2="7.8cm" svg:y2="15.5cm" draw:start-shape="id5" draw:start-glue-point="2" draw:end-shape="id8" draw:end-glue-point="0" svg:d="M7800 14700v800" svg:viewBox="0 0 1 801">
          <text:p/>
        </draw:connector>
        <draw:connector draw:style-name="gr5" draw:text-style-name="P5" draw:layer="layout" svg:x1="7.8cm" svg:y1="17.2cm" svg:x2="7.8cm" svg:y2="18.1cm" draw:start-shape="id8" draw:start-glue-point="2" draw:end-shape="id9" draw:end-glue-point="0" svg:d="M7800 17200v900" svg:viewBox="0 0 1 901">
          <text:p/>
        </draw:connector>
        <draw:connector draw:style-name="gr5" draw:text-style-name="P5" draw:layer="layout" svg:x1="7.8cm" svg:y1="19.8cm" svg:x2="7.8cm" svg:y2="20.5cm" draw:start-shape="id9" draw:start-glue-point="2" draw:end-shape="id10" draw:end-glue-point="4" svg:d="M7800 19800v700" svg:viewBox="0 0 1 701">
          <text:p/>
        </draw:connector>
        <draw:connector draw:style-name="gr5" draw:text-style-name="P5" draw:layer="layout" svg:x1="10.9cm" svg:y1="21.85cm" svg:x2="15.2cm" svg:y2="21.8cm" draw:start-shape="id11" draw:start-glue-point="10" draw:end-shape="id12" draw:end-glue-point="6" svg:d="M10900 21850h2151v-50h2149" svg:viewBox="0 0 4301 51">
          <text:p/>
        </draw:connector>
        <draw:connector draw:style-name="gr5" draw:text-style-name="P5" draw:layer="layout" svg:x1="7.8cm" svg:y1="23.1cm" svg:x2="7.9cm" svg:y2="24.3cm" draw:start-shape="id10" draw:start-glue-point="6" draw:end-shape="id13" draw:end-glue-point="0" svg:d="M7800 23100v601h100v599" svg:viewBox="0 0 101 1201">
          <text:p/>
        </draw:connector>
        <draw:connector draw:style-name="gr5" draw:text-style-name="P5" draw:layer="layout" svg:x1="7.9cm" svg:y1="26cm" svg:x2="7.95cm" svg:y2="26.9cm" draw:start-shape="id13" draw:start-glue-point="2" draw:end-shape="id14" draw:end-glue-point="4" svg:d="M7900 26000v450h50v450" svg:viewBox="0 0 51 901">
          <text:p/>
        </draw:connector>
      </draw:page>
      <draw:page draw:name="page2" draw:style-name="dp1" draw:master-page-name="Standard">
        <draw:custom-shape draw:style-name="gr2" draw:text-style-name="P2" xml:id="id16" draw:id="id16" draw:layer="layout" svg:width="7.6cm" svg:height="1.7cm" svg:x="4.1cm" svg:y="15.1cm">
          <text:p text:style-name="P1"><text:span text:style-name="T1">Check AK8963 ID</text:span></text:p>
          <text:p text:style-name="P1"><text:span text:style-name="T2">(on va lire le registre ID du AK8963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7.6cm" svg:height="1.7cm" svg:x="11.9cm" svg:y="22.7cm">
          <text:p text:style-name="P1"><text:span text:style-name="T1">CalibrateAK8963</text:span></text:p>
          <text:p text:style-name="P1"><text:span text:style-name="T2">(fonction décrite dans</text:span></text:p>
          <text:p text:style-name="P1"><text:span text:style-name="T2">/AK8963/AK8963.c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8" draw:id="id18" draw:layer="layout" svg:width="5.4cm" svg:height="2.6cm" svg:x="5.1cm" svg:y="20.8cm">
          <text:p text:style-name="P1"><text:span text:style-name="T1">calibrate_ak ?</text:span></text:p>
          <text:p text:style-name="P1"><text:span text:style-name="T2">Paramètre de lanc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2" draw:id="id22" draw:layer="layout" svg:width="7.6cm" svg:height="1.7cm" svg:x="4cm" svg:y="25.5cm">
          <text:p text:style-name="P1"><text:span text:style-name="T1">Create output file</text:span></text:p>
          <text:p text:style-name="P1"><text:span text:style-name="T2">(créer un fichier a la racine de la S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7.6cm" svg:height="1.7cm" svg:x="4.1cm" svg:y="12.6cm">
          <text:p text:style-name="P1"><text:span text:style-name="T1">InitAK8963</text:span></text:p>
          <text:p text:style-name="P1"><text:span text:style-name="T2">(récupère les valeur de calibration,</text:span></text:p>
          <text:p text:style-name="P1"><text:span text:style-name="T2">Selection du mode et de l’échelle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4.1cm" svg:height="1.8cm" svg:x="5.8cm" svg:y="27.9cm">
          <text:p text:style-name="P1">Next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6" draw:id="id26" draw:layer="layout" svg:width="4.5cm" svg:height="1.8cm" svg:x="5.6cm" svg:y="1.1cm">
          <text:p text:style-name="P1">previous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3" draw:id="id23" draw:layer="layout" svg:width="5.4cm" svg:height="2.6cm" svg:x="5.2cm" svg:y="6.4cm">
          <text:p text:style-name="P1"><text:span text:style-name="T1">calibrate_mpu ?</text:span></text:p>
          <text:p text:style-name="P1"><text:span text:style-name="T2">Paramètre de lanc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4" draw:id="id24" draw:layer="layout" svg:width="7.6cm" svg:height="1.7cm" svg:x="12.3cm" svg:y="7.3cm">
          <text:p text:style-name="P1"><text:span text:style-name="T1">CalibrateMPU9250</text:span></text:p>
          <text:p text:style-name="P1"><text:span text:style-name="T2">(fonction décrite dans</text:span></text:p>
          <text:p text:style-name="P1"><text:span text:style-name="T2">/MPU9250/MPU9250.c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4.1cm" svg:height="1.8cm" svg:x="14.9cm" svg:y="18cm">
          <text:p text:style-name="P1">Return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5.4cm" svg:height="2.6cm" svg:x="5.1cm" svg:y="17.5cm">
          <text:p text:style-name="P1"><text:span text:style-name="T5">ID = 0x48 ?</text:span></text:p>
          <text:p text:style-name="P1"><text:span text:style-name="T6">(si on ne lis pas 0x48, c’est qu’on</text:span></text:p>
          <text:p text:style-name="P1"><text:span text:style-name="T6">ne lis pas correctement le registre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9" draw:id="id19" draw:layer="layout" svg:width="0.5cm" svg:height="0.5cm" svg:x="10.4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7.9cm" svg:y1="14.3cm" svg:x2="7.9cm" svg:y2="15.1cm" draw:start-shape="id15" draw:start-glue-point="2" draw:end-shape="id16" draw:end-glue-point="0" svg:d="M7900 14300v800" svg:viewBox="0 0 1 801">
          <text:p/>
        </draw:connector>
        <draw:connector draw:style-name="gr5" draw:text-style-name="P5" draw:layer="layout" svg:x1="7.8cm" svg:y1="20.1cm" svg:x2="7.8cm" svg:y2="20.8cm" draw:start-shape="id17" draw:start-glue-point="6" draw:end-shape="id18" draw:end-glue-point="4" svg:d="M7800 20100v700" svg:viewBox="0 0 1 701">
          <text:p/>
        </draw:connector>
        <draw:connector draw:style-name="gr5" draw:text-style-name="P5" draw:layer="layout" svg:x1="10.9cm" svg:y1="18.85cm" svg:x2="14.9cm" svg:y2="18.9cm" draw:start-shape="id19" draw:start-glue-point="10" draw:end-shape="id20" draw:end-glue-point="6" svg:d="M10900 18850h2001v50h1999" svg:viewBox="0 0 4001 51">
          <text:p/>
        </draw:connector>
        <draw:connector draw:style-name="gr5" draw:text-style-name="P5" draw:layer="layout" svg:x1="7.9cm" svg:y1="16.8cm" svg:x2="7.8cm" svg:y2="17.5cm" draw:start-shape="id16" draw:start-glue-point="2" draw:end-shape="id17" draw:end-glue-point="4" svg:d="M7900 16800v350h-100v350" svg:viewBox="0 0 101 701">
          <text:p/>
        </draw:connector>
        <draw:connector draw:style-name="gr5" draw:text-style-name="P5" draw:layer="layout" svg:x1="10.5cm" svg:y1="22.1cm" svg:x2="15.7cm" svg:y2="22.7cm" draw:start-shape="id18" draw:start-glue-point="7" draw:end-shape="id21" draw:end-glue-point="0" svg:d="M10500 22100h5200v600" svg:viewBox="0 0 5201 601">
          <text:p/>
        </draw:connector>
        <draw:connector draw:style-name="gr5" draw:text-style-name="P5" draw:layer="layout" svg:x1="15.7cm" svg:y1="24.4cm" svg:x2="7.8cm" svg:y2="25.5cm" draw:start-shape="id21" draw:start-glue-point="2" draw:end-shape="id22" draw:end-glue-point="0" svg:d="M15700 24400v550h-7900v550" svg:viewBox="0 0 7901 1101">
          <text:p/>
        </draw:connector>
        <draw:connector draw:style-name="gr5" draw:text-style-name="P5" draw:layer="layout" svg:x1="10.6cm" svg:y1="7.7cm" svg:x2="16.1cm" svg:y2="7.3cm" draw:start-shape="id23" draw:start-glue-point="7" draw:end-shape="id24" draw:end-glue-point="0" svg:d="M10600 7700h851v-901h4649v501" svg:viewBox="0 0 5501 902">
          <text:p/>
        </draw:connector>
        <draw:connector draw:style-name="gr5" draw:text-style-name="P5" draw:layer="layout" svg:x1="7.8cm" svg:y1="27.2cm" svg:x2="7.85cm" svg:y2="27.9cm" draw:start-shape="id22" draw:start-glue-point="2" draw:end-shape="id25" draw:end-glue-point="4" svg:d="M7800 27200v350h50v350" svg:viewBox="0 0 51 701">
          <text:p/>
        </draw:connector>
        <draw:custom-shape draw:style-name="gr7" draw:text-style-name="P2" xml:id="id27" draw:id="id27" draw:layer="layout" svg:width="8.5cm" svg:height="1.7cm" svg:x="3.6cm" svg:y="3.8cm">
          <text:p text:style-name="P1"><text:span text:style-name="T1">InitMPU9250</text:span></text:p>
          <text:p text:style-name="P1"><text:span text:style-name="T2">(initialisation du MPU, configuration, fréquence.</text:span></text:p>
          <text:p text:style-name="P1"><text:span text:style-name="T2">Fonction décrite dans /MPU9250/MPU9250.c)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7.85cm" svg:y1="2.9cm" svg:x2="7.85cm" svg:y2="3.8cm" draw:start-shape="id26" draw:start-glue-point="8" draw:end-shape="id27" draw:end-glue-point="0" svg:d="M7850 2900v900" svg:viewBox="0 0 1 901">
          <text:p/>
        </draw:connector>
        <draw:connector draw:style-name="gr5" draw:text-style-name="P5" draw:layer="layout" svg:x1="7.85cm" svg:y1="5.5cm" svg:x2="7.9cm" svg:y2="6.4cm" draw:start-shape="id27" draw:start-glue-point="2" draw:end-shape="id23" draw:end-glue-point="4" svg:d="M7850 5500v450h50v450" svg:viewBox="0 0 51 901">
          <text:p/>
        </draw:connector>
        <draw:custom-shape draw:style-name="gr4" draw:text-style-name="P1" xml:id="id29" draw:id="id29" draw:layer="layout" svg:width="0.5cm" svg:height="0.5cm" svg:x="7.6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8" draw:id="id28" draw:layer="layout" svg:width="0.5cm" svg:height="0.5cm" svg:x="7.5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7.75cm" svg:y1="23.9cm" svg:x2="7.8cm" svg:y2="25.5cm" draw:start-shape="id28" draw:start-glue-point="8" draw:end-shape="id22" draw:end-glue-point="0" svg:d="M7750 23900v801h50v799" svg:viewBox="0 0 51 1601">
          <text:p/>
        </draw:connector>
        <draw:custom-shape draw:style-name="gr2" draw:text-style-name="P2" xml:id="id30" draw:id="id30" draw:layer="layout" svg:width="7.6cm" svg:height="1.7cm" svg:x="4.1cm" svg:y="10.3cm">
          <text:p text:style-name="P1"><text:span text:style-name="T1">EnableI2CMaster</text:span></text:p>
          <text:p text:style-name="P1"><text:span text:style-name="T2">(initialise le bu i2c du MPU9250 pour </text:span></text:p>
          <text:p text:style-name="P1"><text:span text:style-name="T2">communiquer avec le AK8963)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7.85cm" svg:y1="9.4cm" svg:x2="7.9cm" svg:y2="10.3cm" draw:start-shape="id29" draw:start-glue-point="8" draw:end-shape="id30" draw:end-glue-point="0" svg:d="M7850 9400v451h50v449" svg:viewBox="0 0 51 901">
          <text:p/>
        </draw:connector>
        <draw:connector draw:style-name="gr5" draw:text-style-name="P5" draw:layer="layout" svg:x1="7.9cm" svg:y1="12cm" svg:x2="7.9cm" svg:y2="12.6cm" draw:start-shape="id30" draw:start-glue-point="2" draw:end-shape="id15" draw:end-glue-point="0" svg:d="M7900 12000v600" svg:viewBox="0 0 1 601">
          <text:p/>
        </draw:connector>
        <draw:connector draw:style-name="gr5" draw:text-style-name="P5" draw:layer="layout" svg:x1="16.1cm" svg:y1="9cm" svg:x2="7.9cm" svg:y2="10.3cm" draw:start-shape="id24" draw:start-glue-point="2" draw:end-shape="id30" draw:end-glue-point="0" svg:d="M16100 9000v650h-8200v650" svg:viewBox="0 0 8201 1301">
          <text:p/>
        </draw:connector>
      </draw:page>
      <draw:page draw:name="page3" draw:style-name="dp1" draw:master-page-name="Standard">
        <draw:custom-shape draw:style-name="gr8" draw:text-style-name="P2" xml:id="id42" draw:id="id42" draw:layer="layout" svg:width="7.1cm" svg:height="1.7cm" svg:x="4.3cm" svg:y="12.2cm">
          <text:p text:style-name="P1"><text:span text:style-name="T1">ReadMagData</text:span></text:p>
          <text:p text:style-name="P1"><text:span text:style-name="T2">(fonction décrite dans</text:span></text:p>
          <text:p text:style-name="P1"><text:span text:style-name="T2">/MPU9250/MPU9250.c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38" draw:id="id38" draw:layer="layout" svg:width="4.5cm" svg:height="1.8cm" svg:x="5.501cm" svg:y="1.101cm">
          <text:p text:style-name="P1">previous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3" draw:id="id43" draw:layer="layout" svg:width="7.1cm" svg:height="1.7cm" svg:x="4.278cm" svg:y="14.65cm">
          <text:p text:style-name="P1">Convert accelerometer</text:p>
          <text:p text:style-name="P1">Data into g</text:p>
          <draw:enhanced-geometry svg:viewBox="0 0 21600 21600" draw:type="rectangle" draw:enhanced-path="M 0 0 L 21600 0 21600 21600 0 21600 0 0 Z N"/>
        </draw:custom-shape>
        <draw:custom-shape draw:style-name="gr8" draw:text-style-name="P1" xml:id="id44" draw:id="id44" draw:layer="layout" svg:width="7.1cm" svg:height="1.7cm" svg:x="4.3cm" svg:y="17.2cm">
          <text:p text:style-name="P1">Convert gyroscope</text:p>
          <text:p text:style-name="P1">Data into deg/s</text:p>
          <draw:enhanced-geometry svg:viewBox="0 0 21600 21600" draw:type="rectangle" draw:enhanced-path="M 0 0 L 21600 0 21600 21600 0 21600 0 0 Z N"/>
        </draw:custom-shape>
        <draw:custom-shape draw:style-name="gr3" draw:text-style-name="P2" xml:id="id37" draw:id="id37" draw:layer="layout" svg:width="5.4cm" svg:height="2.6cm" svg:x="5.2cm" svg:y="19.5cm">
          <text:p text:style-name="P1"><text:span text:style-name="T2">calibrate_mpu ?</text:span></text:p>
          <text:p text:style-name="P1"><text:span text:style-name="T2">(paramètre de lancement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31" draw:id="id31" draw:layer="layout" svg:width="7.1cm" svg:height="1.7cm" svg:x="11.9cm" svg:y="20.9cm">
          <text:p text:style-name="P1"><text:span text:style-name="T7">Gyro data – gyro bias</text:span></text:p>
          <text:p text:style-name="P1">(on retire l’offset du gyro)</text:p>
          <draw:enhanced-geometry svg:viewBox="0 0 21600 21600" draw:type="rectangle" draw:enhanced-path="M 0 0 L 21600 0 21600 21600 0 21600 0 0 Z N"/>
        </draw:custom-shape>
        <draw:custom-shape draw:style-name="gr8" draw:text-style-name="P2" xml:id="id33" draw:id="id33" draw:layer="layout" svg:width="7.1cm" svg:height="1.7cm" svg:x="11.9cm" svg:y="26.3cm">
          <text:p text:style-name="P1"><text:span text:style-name="T1">Gyro data = 0</text:span></text:p>
          <text:p text:style-name="P1"><text:span text:style-name="T1">(o</text:span><text:span text:style-name="T2">n met une deadband pour</text:span></text:p>
          <text:p text:style-name="P1"><text:span text:style-name="T2">Supprimer le bruit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32" draw:id="id32" draw:layer="layout" svg:width="6.7cm" svg:height="2.6cm" svg:x="12cm" svg:y="23.1cm">
          <text:p text:style-name="P1">gyro_data &lt; deadba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6" draw:id="id36" draw:layer="layout" svg:width="4.1cm" svg:height="1.8cm" svg:x="6cm" svg:y="28.1cm">
          <text:p text:style-name="P1">Next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0" draw:id="id40" draw:layer="layout" svg:width="7.1cm" svg:height="1.7cm" svg:x="4.3cm" svg:y="7.3cm">
          <text:p text:style-name="P1"><text:span text:style-name="T1">ReadAccelData</text:span></text:p>
          <text:p text:style-name="P1"><text:span text:style-name="T2">(fonction décrite dans</text:span></text:p>
          <text:p text:style-name="P1"><text:span text:style-name="T2">/MPU9250/MPU9250.c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1" draw:id="id41" draw:layer="layout" svg:width="7.1cm" svg:height="1.7cm" svg:x="4.3cm" svg:y="9.7cm">
          <text:p text:style-name="P1"><text:span text:style-name="T1">ReadGyroData</text:span></text:p>
          <text:p text:style-name="P1"><text:span text:style-name="T2">(fonction décrite dans</text:span></text:p>
          <text:p text:style-name="P1"><text:span text:style-name="T2">/MPU9250/MPU9250.c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9" draw:id="id39" draw:layer="layout" svg:width="5.4cm" svg:height="2.6cm" svg:x="5.1cm" svg:y="3.8cm">
          <text:p text:style-name="P1">While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4" draw:id="id34" draw:layer="layout" svg:width="0.5cm" svg:height="0.5cm" svg:x="10.6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5" draw:id="id35" draw:layer="layout" svg:width="0.5cm" svg:height="0.5cm" svg:x="11.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15.45cm" svg:y1="22.6cm" svg:x2="15.35cm" svg:y2="23.1cm" draw:start-shape="id31" draw:start-glue-point="2" draw:end-shape="id32" draw:end-glue-point="4" svg:d="M15450 22600v250h-100v250" svg:viewBox="0 0 101 501">
          <text:p/>
        </draw:connector>
        <draw:connector draw:style-name="gr5" draw:text-style-name="P5" draw:layer="layout" svg:x1="15.35cm" svg:y1="25.7cm" svg:x2="15.45cm" svg:y2="26.3cm" draw:start-shape="id32" draw:start-glue-point="6" draw:end-shape="id33" draw:end-glue-point="0" svg:d="M15350 25700v301h100v299" svg:viewBox="0 0 101 601">
          <text:p/>
        </draw:connector>
        <draw:connector draw:style-name="gr5" draw:text-style-name="P5" draw:layer="layout" svg:x1="11.1cm" svg:y1="20.85cm" svg:x2="15.45cm" svg:y2="20.9cm" draw:start-shape="id34" draw:start-glue-point="10" draw:end-shape="id31" draw:end-glue-point="0" svg:d="M11100 20850h4350v50" svg:viewBox="0 0 4351 51">
          <text:p/>
        </draw:connector>
        <draw:connector draw:style-name="gr5" draw:text-style-name="P5" draw:layer="layout" svg:x1="11.5cm" svg:y1="24.45cm" svg:x2="8.05cm" svg:y2="28.1cm" draw:start-shape="id35" draw:start-glue-point="6" draw:end-shape="id36" draw:end-glue-point="4" svg:d="M11500 24450h-3450v3650" svg:viewBox="0 0 3451 3651">
          <text:p/>
        </draw:connector>
        <draw:connector draw:style-name="gr5" draw:text-style-name="P5" draw:layer="layout" svg:x1="7.9cm" svg:y1="22.1cm" svg:x2="8.05cm" svg:y2="28.1cm" draw:start-shape="id37" draw:start-glue-point="6" draw:end-shape="id36" draw:end-glue-point="4" svg:d="M7900 22100v3001h150v2999" svg:viewBox="0 0 151 6001">
          <text:p/>
        </draw:connector>
        <draw:connector draw:style-name="gr5" draw:text-style-name="P5" draw:layer="layout" svg:x1="15.45cm" svg:y1="28cm" svg:x2="8.05cm" svg:y2="28.1cm" draw:start-shape="id33" draw:start-glue-point="2" draw:end-shape="id36" draw:end-glue-point="4" svg:d="M15450 28000v501h-4449v-902h-2951v501" svg:viewBox="0 0 7401 903">
          <text:p/>
        </draw:connector>
        <draw:connector draw:style-name="gr5" draw:text-style-name="P5" draw:layer="layout" svg:x1="7.751cm" svg:y1="2.901cm" svg:x2="7.8cm" svg:y2="3.8cm" draw:start-shape="id38" draw:start-glue-point="8" draw:end-shape="id39" draw:end-glue-point="4" svg:d="M7751 2901v450h49v449" svg:viewBox="0 0 50 900">
          <text:p/>
        </draw:connector>
        <draw:connector draw:style-name="gr5" draw:text-style-name="P5" draw:layer="layout" svg:x1="7.8cm" svg:y1="6.4cm" svg:x2="7.85cm" svg:y2="7.3cm" draw:start-shape="id39" draw:start-glue-point="6" draw:end-shape="id40" draw:end-glue-point="0" svg:d="M7800 6400v451h50v449" svg:viewBox="0 0 51 901">
          <text:p/>
        </draw:connector>
        <draw:connector draw:style-name="gr5" draw:text-style-name="P5" draw:layer="layout" svg:x1="7.85cm" svg:y1="9cm" svg:x2="7.85cm" svg:y2="9.7cm" draw:start-shape="id40" draw:start-glue-point="2" draw:end-shape="id41" draw:end-glue-point="0" svg:d="M7850 9000v700" svg:viewBox="0 0 1 701">
          <text:p/>
        </draw:connector>
        <draw:connector draw:style-name="gr5" draw:text-style-name="P5" draw:layer="layout" svg:x1="7.85cm" svg:y1="11.4cm" svg:x2="7.85cm" svg:y2="12.2cm" draw:start-shape="id41" draw:start-glue-point="2" draw:end-shape="id42" draw:end-glue-point="0" svg:d="M7850 11400v800" svg:viewBox="0 0 1 801">
          <text:p/>
        </draw:connector>
        <draw:connector draw:style-name="gr5" draw:text-style-name="P5" draw:layer="layout" svg:x1="7.85cm" svg:y1="13.9cm" svg:x2="7.828cm" svg:y2="14.65cm" draw:start-shape="id42" draw:start-glue-point="2" draw:end-shape="id43" draw:end-glue-point="0" svg:d="M7850 13900v375h-22v375" svg:viewBox="0 0 23 751">
          <text:p/>
        </draw:connector>
        <draw:connector draw:style-name="gr5" draw:text-style-name="P5" draw:layer="layout" svg:x1="7.828cm" svg:y1="16.35cm" svg:x2="7.85cm" svg:y2="17.2cm" draw:start-shape="id43" draw:start-glue-point="2" draw:end-shape="id44" draw:end-glue-point="0" svg:d="M7828 16350v425h22v425" svg:viewBox="0 0 23 851">
          <text:p/>
        </draw:connector>
        <draw:connector draw:style-name="gr5" draw:text-style-name="P5" draw:layer="layout" svg:x1="7.85cm" svg:y1="18.9cm" svg:x2="7.9cm" svg:y2="19.5cm" draw:start-shape="id44" draw:start-glue-point="2" draw:end-shape="id37" draw:end-glue-point="4" svg:d="M7850 18900v300h50v300" svg:viewBox="0 0 51 601">
          <text:p/>
        </draw:connector>
        <draw:custom-shape draw:style-name="gr10" draw:text-style-name="P6" xml:id="id45" draw:id="id45" draw:layer="layout" svg:width="5.9cm" svg:height="1cm" svg:x="0.3cm" svg:y="3.1cm">
          <text:p text:style-name="P1">loo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svg:x1="3.25cm" svg:y1="4.1cm" svg:x2="5.1cm" svg:y2="5.1cm" draw:start-shape="id45" draw:start-glue-point="8" draw:end-shape="id39" draw:end-glue-point="5" svg:d="M3250 4100v1000h1850" svg:viewBox="0 0 1851 1001">
          <text:p/>
        </draw:connector>
      </draw:page>
      <draw:page draw:name="page4" draw:style-name="dp1" draw:master-page-name="Standard">
        <draw:custom-shape draw:style-name="gr3" draw:text-style-name="P2" xml:id="id47" draw:id="id47" draw:layer="layout" svg:width="5.4cm" svg:height="2.6cm" svg:x="5.2cm" svg:y="3.9cm">
          <text:p text:style-name="P1"><text:span text:style-name="T2">calibrate_ak?</text:span></text:p>
          <text:p text:style-name="P1"><text:span text:style-name="T2">(paramètre de lancement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51" draw:id="id51" draw:layer="layout" svg:width="7.1cm" svg:height="1.7cm" svg:x="12.4cm" svg:y="7.5cm">
          <text:p text:style-name="P1">mag bias – hard_iron</text:p>
          <text:p text:style-name="P1">(on enregistre l’offset)</text:p>
          <draw:enhanced-geometry svg:viewBox="0 0 21600 21600" draw:type="rectangle" draw:enhanced-path="M 0 0 L 21600 0 21600 21600 0 21600 0 0 Z N"/>
        </draw:custom-shape>
        <draw:custom-shape draw:style-name="gr6" draw:text-style-name="P1" xml:id="id46" draw:id="id46" draw:layer="layout" svg:width="4.5cm" svg:height="1.8cm" svg:x="5.502cm" svg:y="1.102cm">
          <text:p text:style-name="P1">previous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8" draw:id="id48" draw:layer="layout" svg:width="7.1cm" svg:height="1.7cm" svg:x="4.6cm" svg:y="7.5cm">
          <text:p text:style-name="P1">Mag bias = 0</text:p>
          <draw:enhanced-geometry svg:viewBox="0 0 21600 21600" draw:type="rectangle" draw:enhanced-path="M 0 0 L 21600 0 21600 21600 0 21600 0 0 Z N"/>
        </draw:custom-shape>
        <draw:custom-shape draw:style-name="gr8" draw:text-style-name="P4" xml:id="id49" draw:id="id49" draw:layer="layout" svg:width="7.1cm" svg:height="1.7cm" svg:x="4.6cm" svg:y="10.7cm">
          <text:p text:style-name="P1"><text:span text:style-name="T5">Convert mag data</text:span></text:p>
          <text:p text:style-name="P1"><text:span text:style-name="T6">(correction de l’offset</text:span></text:p>
          <text:p text:style-name="P1"><text:span text:style-name="T6">Correction de l’echelle</text:span></text:p>
          <text:p text:style-name="P1"><text:span text:style-name="T6">Conversion en milliGauss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3" draw:id="id53" draw:layer="layout" svg:width="7.1cm" svg:height="1.7cm" svg:x="12.5cm" svg:y="16.4cm">
          <text:p text:style-name="P1"><text:span text:style-name="T1">Mahony 9axes</text:span></text:p>
          <text:p text:style-name="P1"><text:span text:style-name="T2">(calcul des quaternion avec</text:span></text:p>
          <text:p text:style-name="P1"><text:span text:style-name="T2"><text:s/></text:span><text:span text:style-name="T2">9 axe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0" draw:id="id50" draw:layer="layout" svg:width="5.4cm" svg:height="2.6cm" svg:x="5.4cm" svg:y="13.2cm">
          <text:p text:style-name="P1"><text:span text:style-name="T1">9 axes ?</text:span></text:p>
          <text:p text:style-name="P1"><text:span text:style-name="T2">(paramètre de lancement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52" draw:id="id52" draw:layer="layout" svg:width="7.1cm" svg:height="1.7cm" svg:x="4.7cm" svg:y="16.4cm">
          <text:p text:style-name="P1"><text:span text:style-name="T1">Mahony 6axes</text:span></text:p>
          <text:p text:style-name="P1"><text:span text:style-name="T2">(calcul des quaternion avec</text:span></text:p>
          <text:p text:style-name="P1"><text:span text:style-name="T2"><text:s/></text:span><text:span text:style-name="T2">6 axes (sans magnétometre)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4" draw:id="id54" draw:layer="layout" svg:width="7.1cm" svg:height="1.7cm" svg:x="4.7cm" svg:y="19.2cm">
          <text:p text:style-name="P1"><text:span text:style-name="T1">Get roll, pitch and yaw</text:span></text:p>
          <text:p text:style-name="P1"><text:span text:style-name="T2">(calcul des angles à l’aide </text:span></text:p>
          <text:p text:style-name="P1"><text:span text:style-name="T2">des quaternions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5" draw:id="id55" draw:layer="layout" svg:width="7.1cm" svg:height="1.7cm" svg:x="4.7cm" svg:y="21.9cm">
          <text:p text:style-name="P1"><text:span text:style-name="T1">mpu_get_temperature</text:span></text:p>
          <text:p text:style-name="P1"><text:span text:style-name="T2">(lis la température mesuré par </text:span></text:p>
          <text:p text:style-name="P1"><text:span text:style-name="T2">le mpu9250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7" draw:id="id57" draw:layer="layout" svg:width="4.1cm" svg:height="1.8cm" svg:x="6.3cm" svg:y="27cm">
          <text:p text:style-name="P1">Next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56" draw:id="id56" draw:layer="layout" svg:width="7.4cm" svg:height="1.7cm" svg:x="4.7cm" svg:y="24.4cm">
          <text:p text:style-name="P1"><text:span text:style-name="T1">bmp280_get_temperature</text:span></text:p>
          <text:p text:style-name="P1"><text:span text:style-name="T2">(lis la température mesuré par </text:span></text:p>
          <text:p text:style-name="P1"><text:span text:style-name="T2">le bmp280)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7.752cm" svg:y1="2.902cm" svg:x2="7.9cm" svg:y2="3.9cm" draw:start-shape="id46" draw:start-glue-point="8" draw:end-shape="id47" draw:end-glue-point="4" svg:d="M7752 2902v500h148v498" svg:viewBox="0 0 149 999">
          <text:p/>
        </draw:connector>
        <draw:connector draw:style-name="gr5" draw:text-style-name="P5" draw:layer="layout" svg:x1="7.9cm" svg:y1="6.5cm" svg:x2="8.15cm" svg:y2="7.5cm" draw:start-shape="id47" draw:start-glue-point="6" draw:end-shape="id48" draw:end-glue-point="0" svg:d="M7900 6500v501h250v499" svg:viewBox="0 0 251 1001">
          <text:p/>
        </draw:connector>
        <draw:connector draw:style-name="gr5" draw:text-style-name="P5" draw:layer="layout" svg:x1="8.15cm" svg:y1="9.2cm" svg:x2="8.15cm" svg:y2="10.7cm" draw:start-shape="id48" draw:start-glue-point="2" draw:end-shape="id49" draw:end-glue-point="0" svg:d="M8150 9200v1500" svg:viewBox="0 0 1 1501">
          <text:p/>
        </draw:connector>
        <draw:connector draw:style-name="gr5" draw:text-style-name="P5" draw:layer="layout" svg:x1="8.15cm" svg:y1="12.4cm" svg:x2="8.1cm" svg:y2="13.2cm" draw:start-shape="id49" draw:start-glue-point="2" draw:end-shape="id50" draw:end-glue-point="4" svg:d="M8150 12400v400h-50v400" svg:viewBox="0 0 51 801">
          <text:p/>
        </draw:connector>
        <draw:connector draw:style-name="gr5" draw:text-style-name="P5" draw:layer="layout" svg:x1="15.95cm" svg:y1="9.2cm" svg:x2="8.15cm" svg:y2="10.7cm" draw:start-shape="id51" draw:start-glue-point="2" draw:end-shape="id49" draw:end-glue-point="0" svg:d="M15950 9200v750h-7800v750" svg:viewBox="0 0 7801 1501">
          <text:p/>
        </draw:connector>
        <draw:connector draw:style-name="gr5" draw:text-style-name="P5" draw:layer="layout" svg:x1="8.1cm" svg:y1="15.8cm" svg:x2="8.25cm" svg:y2="16.4cm" draw:start-shape="id50" draw:start-glue-point="6" draw:end-shape="id52" draw:end-glue-point="0" svg:d="M8100 15800v301h150v299" svg:viewBox="0 0 151 601">
          <text:p/>
        </draw:connector>
        <draw:connector draw:style-name="gr5" draw:text-style-name="P5" draw:layer="layout" svg:x1="16.05cm" svg:y1="18.1cm" svg:x2="8.25cm" svg:y2="19.2cm" draw:start-shape="id53" draw:start-glue-point="2" draw:end-shape="id54" svg:d="M16050 18100v550h-7800v550" svg:viewBox="0 0 7801 1101">
          <text:p/>
        </draw:connector>
        <draw:connector draw:style-name="gr5" draw:text-style-name="P5" draw:layer="layout" svg:x1="8.25cm" svg:y1="18.1cm" svg:x2="8.25cm" svg:y2="19.2cm" draw:start-shape="id52" draw:start-glue-point="2" draw:end-shape="id54" draw:end-glue-point="0" svg:d="M8250 18100v1100" svg:viewBox="0 0 1 1101">
          <text:p/>
        </draw:connector>
        <draw:connector draw:style-name="gr5" draw:text-style-name="P5" draw:layer="layout" svg:x1="8.25cm" svg:y1="20.9cm" svg:x2="8.25cm" svg:y2="21.9cm" draw:start-shape="id54" draw:start-glue-point="2" draw:end-shape="id55" draw:end-glue-point="0" svg:d="M8250 20900v1000" svg:viewBox="0 0 1 1001">
          <text:p/>
        </draw:connector>
        <draw:connector draw:style-name="gr5" draw:text-style-name="P5" draw:layer="layout" svg:x1="8.25cm" svg:y1="23.6cm" svg:x2="8.4cm" svg:y2="24.4cm" draw:start-shape="id55" draw:start-glue-point="2" draw:end-shape="id56" draw:end-glue-point="0" svg:d="M8250 23600v400h150v400" svg:viewBox="0 0 151 801">
          <text:p/>
        </draw:connector>
        <draw:connector draw:style-name="gr5" draw:text-style-name="P5" draw:layer="layout" svg:x1="8.4cm" svg:y1="26.1cm" svg:x2="8.35cm" svg:y2="27cm" draw:start-shape="id56" draw:start-glue-point="2" draw:end-shape="id57" draw:end-glue-point="4" svg:d="M8400 26100v450h-50v450" svg:viewBox="0 0 51 901">
          <text:p/>
        </draw:connector>
        <draw:custom-shape draw:style-name="gr4" draw:text-style-name="P1" xml:id="id59" draw:id="id59" draw:layer="layout" svg:width="0.5cm" svg:height="0.5cm" svg:x="10.7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8" draw:id="id58" draw:layer="layout" svg:width="0.5cm" svg:height="0.5cm" svg:x="10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11cm" svg:y1="5.25cm" svg:x2="15.95cm" svg:y2="7.5cm" draw:start-shape="id58" draw:start-glue-point="10" draw:end-shape="id51" draw:end-glue-point="0" svg:d="M11000 5250h4950v2250" svg:viewBox="0 0 4951 2251">
          <text:p/>
        </draw:connector>
        <draw:connector draw:style-name="gr5" draw:text-style-name="P5" draw:layer="layout" svg:x1="11.2cm" svg:y1="14.55cm" svg:x2="16.05cm" svg:y2="16.4cm" draw:start-shape="id59" draw:start-glue-point="10" draw:end-shape="id53" draw:end-glue-point="0" svg:d="M11200 14550h4850v1850" svg:viewBox="0 0 4851 1851">
          <text:p/>
        </draw:connector>
      </draw:page>
      <draw:page draw:name="page5" draw:style-name="dp1" draw:master-page-name="Standard">
        <draw:custom-shape draw:style-name="gr6" draw:text-style-name="P1" xml:id="id60" draw:id="id60" draw:layer="layout" svg:width="4.5cm" svg:height="1.8cm" svg:x="3.1cm" svg:y="1.1cm">
          <text:p text:style-name="P1">previous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61" draw:id="id61" draw:layer="layout" svg:width="7.4cm" svg:height="1.7cm" svg:x="1.6cm" svg:y="3.9cm">
          <text:p text:style-name="P1"><text:span text:style-name="T1">bmp280_get_pressure</text:span></text:p>
          <text:p text:style-name="P1"><text:span text:style-name="T2">(fonction decrite dans </text:span></text:p>
          <text:p text:style-name="P1"><text:span text:style-name="T2">/BMP280/BMP280.c)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62" draw:id="id62" draw:layer="layout" svg:width="7.4cm" svg:height="1.7cm" svg:x="1.6cm" svg:y="6.8cm">
          <text:p text:style-name="P1"><text:span text:style-name="T1">get_altitude</text:span></text:p>
          <text:p text:style-name="P1"><text:span text:style-name="T2">(fonction decrite dans </text:span></text:p>
          <text:p text:style-name="P1"><text:span text:style-name="T2">/BMP280/BMP280.c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3" draw:id="id63" draw:layer="layout" svg:width="6.8cm" svg:height="2.6cm" svg:x="1.9cm" svg:y="9.7cm">
          <text:p text:style-name="P1"><text:span text:style-name="T5">Mymillis - count</text:span></text:p>
          <text:p text:style-name="P1"><text:span text:style-name="T5">&gt;interval ?</text:span></text:p>
          <text:p text:style-name="P1"><text:span text:style-name="T6">(paramètre de lancement pour</text:span></text:p>
          <text:p text:style-name="P1"><text:span text:style-name="T6">la fréquence du print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68" draw:id="id68" draw:layer="layout" svg:width="4.7cm" svg:height="1.7cm" svg:x="15.2cm" svg:y="12.2cm">
          <text:p text:style-name="P1"><text:span text:style-name="T1">Print all</text:span></text:p>
          <text:p text:style-name="P1"><text:span text:style-name="T2">(affiche toute les </text:span></text:p>
          <text:p text:style-name="P1"><text:span text:style-name="T2">informations disponibles)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67" draw:id="id67" draw:layer="layout" svg:width="5.4cm" svg:height="1.6cm" svg:x="8.4cm" svg:y="12.1cm">
          <text:p text:style-name="P1"><text:span text:style-name="T1">Print = 1 ?</text:span></text:p>
          <text:p text:style-name="P1"><text:span text:style-name="T2">(Paramètre de lancement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4" xml:id="id70" draw:id="id70" draw:layer="layout" svg:width="4.7cm" svg:height="1.7cm" svg:x="15.2cm" svg:y="15.1cm">
          <text:p text:style-name="P1"><text:span text:style-name="T5">Magneto output</text:span></text:p>
          <text:p text:style-name="P1"><text:span text:style-name="T6">(sortie pour utiliser le sketch</text:span></text:p>
          <text:p text:style-name="P1"><text:span text:style-name="T6">processing « magnetometer_calibration »)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69" draw:id="id69" draw:layer="layout" svg:width="5.4cm" svg:height="1.3cm" svg:x="8.4cm" svg:y="15.2cm">
          <text:p text:style-name="P1"><text:span text:style-name="T1">Print = 2 ?</text:span></text:p>
          <text:p text:style-name="P1"><text:span text:style-name="T2">(Paramètre de lancement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xml:id="id72" draw:id="id72" draw:layer="layout" svg:width="4.7cm" svg:height="1.7cm" svg:x="15.2cm" svg:y="18.2cm">
          <text:p text:style-name="P1"><text:span text:style-name="T5">Cube output</text:span></text:p>
          <text:p text:style-name="P1"><text:span text:style-name="T6">(sortie pour utiliser le sketch</text:span></text:p>
          <text:p text:style-name="P1"><text:span text:style-name="T6">processing </text:span></text:p>
          <text:p text:style-name="P1"><text:span text:style-name="T6">« avr_sample_imu10dof01_01 »)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71" draw:id="id71" draw:layer="layout" svg:width="5.4cm" svg:height="1.4cm" svg:x="8.4cm" svg:y="18.3cm">
          <text:p text:style-name="P1"><text:span text:style-name="T1">Print = 3 ?</text:span></text:p>
          <text:p text:style-name="P1"><text:span text:style-name="T2">(Paramètre de lancement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xml:id="id74" draw:id="id74" draw:layer="layout" svg:width="4.7cm" svg:height="1.7cm" svg:x="15.2cm" svg:y="21.1cm">
          <text:p text:style-name="P1"><text:span text:style-name="T5">Arrow output</text:span></text:p>
          <text:p text:style-name="P1"><text:span text:style-name="T8">(sortie pour utiliser le sketch</text:span></text:p>
          <text:p text:style-name="P1"><text:span text:style-name="T6">Processing « IMU_3D_arrow »)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73" draw:id="id73" draw:layer="layout" svg:width="5.4cm" svg:height="1.3cm" svg:x="8.4cm" svg:y="21.2cm">
          <text:p text:style-name="P1"><text:span text:style-name="T1">Print = 4 ?</text:span></text:p>
          <text:p text:style-name="P1"><text:span text:style-name="T2">(Paramètre de lancement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65" draw:id="id65" draw:layer="layout" svg:width="7.4cm" svg:height="1.7cm" svg:x="7.5cm" svg:y="24cm">
          <text:p text:style-name="P1"><text:span text:style-name="T1">Write output file</text:span></text:p>
          <text:p text:style-name="P1"><text:span text:style-name="T2">(écrit les valeurs dans le fichier)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5.35cm" svg:y1="2.9cm" svg:x2="5.3cm" svg:y2="3.9cm" draw:start-shape="id60" draw:start-glue-point="8" draw:end-shape="id61" draw:end-glue-point="0" svg:d="M5350 2900v501h-50v499" svg:viewBox="0 0 51 1001">
          <text:p/>
        </draw:connector>
        <draw:connector draw:style-name="gr5" draw:text-style-name="P5" draw:layer="layout" svg:x1="5.3cm" svg:y1="5.6cm" svg:x2="5.3cm" svg:y2="6.8cm" draw:start-shape="id61" draw:start-glue-point="2" draw:end-shape="id62" draw:end-glue-point="0" svg:d="M5300 5600v1200" svg:viewBox="0 0 1 1201">
          <text:p/>
        </draw:connector>
        <draw:connector draw:style-name="gr5" draw:text-style-name="P5" draw:layer="layout" svg:x1="5.3cm" svg:y1="8.5cm" svg:x2="5.3cm" svg:y2="9.7cm" draw:start-shape="id62" draw:start-glue-point="2" draw:end-shape="id63" draw:end-glue-point="4" svg:d="M5300 8500v1200" svg:viewBox="0 0 1 1201">
          <text:p/>
        </draw:connector>
        <draw:custom-shape draw:style-name="gr10" draw:text-style-name="P6" xml:id="id64" draw:id="id64" draw:layer="layout" svg:width="5.9cm" svg:height="1cm" svg:x="0.3cm" svg:y="25.7cm">
          <text:p text:style-name="P1">loo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svg:x1="5.3cm" svg:y1="12.3cm" svg:x2="3.25cm" svg:y2="25.7cm" draw:start-shape="id63" draw:start-glue-point="6" draw:end-shape="id64" svg:d="M5300 12300v6701h-2050v6699" svg:viewBox="0 0 2051 13401">
          <text:p/>
        </draw:connector>
        <draw:connector draw:style-name="gr5" draw:text-style-name="P5" draw:layer="layout" svg:x1="11.2cm" svg:y1="25.7cm" svg:x2="11.2cm" svg:y2="26.6cm" draw:start-shape="id65" draw:start-glue-point="2" draw:end-shape="id66" draw:end-glue-point="0" svg:d="M11200 25700v900" svg:viewBox="0 0 1 901">
          <text:p/>
        </draw:connector>
        <draw:custom-shape draw:style-name="gr4" draw:text-style-name="P1" xml:id="id78" draw:id="id78" draw:layer="layout" svg:width="0.5cm" svg:height="0.5cm" svg:x="10.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7" draw:id="id77" draw:layer="layout" svg:width="0.5cm" svg:height="0.5cm" svg:x="10.9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6" draw:id="id76" draw:layer="layout" svg:width="0.5cm" svg:height="0.5cm" svg:x="10.8cm" svg:y="1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5" draw:id="id75" draw:layer="layout" svg:width="0.5cm" svg:height="0.5cm" svg:x="10.9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8.7cm" svg:y1="11cm" svg:x2="11.1cm" svg:y2="12.1cm" draw:start-shape="id63" draw:start-glue-point="7" draw:end-shape="id67" draw:end-glue-point="4" svg:d="M8700 11000h2400v1100" svg:viewBox="0 0 2401 1101">
          <text:p/>
        </draw:connector>
        <draw:connector draw:style-name="gr5" draw:text-style-name="P5" draw:layer="layout" svg:x1="13.8cm" svg:y1="12.9cm" svg:x2="15.2cm" svg:y2="13.05cm" draw:start-shape="id67" draw:start-glue-point="7" draw:end-shape="id68" draw:end-glue-point="3" svg:d="M13800 12900h701v150h699" svg:viewBox="0 0 1401 151">
          <text:p/>
        </draw:connector>
        <draw:connector draw:style-name="gr5" draw:text-style-name="P5" draw:layer="layout" svg:x1="13.8cm" svg:y1="15.85cm" svg:x2="15.2cm" svg:y2="15.95cm" draw:start-shape="id69" draw:start-glue-point="7" draw:end-shape="id70" draw:end-glue-point="3" svg:d="M13800 15850h177v100h1223" svg:viewBox="0 0 1401 101">
          <text:p/>
        </draw:connector>
        <draw:connector draw:style-name="gr5" draw:text-style-name="P5" draw:layer="layout" svg:x1="13.8cm" svg:y1="19cm" svg:x2="15.2cm" svg:y2="19.05cm" draw:start-shape="id71" draw:start-glue-point="7" draw:end-shape="id72" draw:end-glue-point="3" svg:d="M13800 19000h546v50h854" svg:viewBox="0 0 1401 51">
          <text:p/>
        </draw:connector>
        <draw:connector draw:style-name="gr5" draw:text-style-name="P5" draw:layer="layout" svg:x1="13.8cm" svg:y1="21.85cm" svg:x2="15.2cm" svg:y2="21.95cm" draw:start-shape="id73" draw:start-glue-point="7" draw:end-shape="id74" draw:end-glue-point="3" svg:d="M13800 21850h610v100h790" svg:viewBox="0 0 1401 101">
          <text:p/>
        </draw:connector>
        <draw:connector draw:style-name="gr5" draw:text-style-name="P5" draw:layer="layout" svg:x1="11.15cm" svg:y1="23cm" svg:x2="11.2cm" svg:y2="24cm" draw:start-shape="id75" draw:start-glue-point="8" draw:end-shape="id65" draw:end-glue-point="0" svg:d="M11150 23000v501h50v499" svg:viewBox="0 0 51 1001">
          <text:p/>
        </draw:connector>
        <draw:connector draw:style-name="gr5" draw:text-style-name="P5" draw:layer="layout" svg:x1="11.05cm" svg:y1="20.2cm" svg:x2="11.1cm" svg:y2="21.2cm" draw:start-shape="id76" draw:start-glue-point="8" draw:end-shape="id73" draw:end-glue-point="4" svg:d="M11050 20200v501h50v499" svg:viewBox="0 0 51 1001">
          <text:p/>
        </draw:connector>
        <draw:connector draw:style-name="gr5" draw:text-style-name="P5" draw:layer="layout" svg:x1="11.15cm" svg:y1="17cm" svg:x2="11.1cm" svg:y2="18.3cm" draw:start-shape="id77" draw:start-glue-point="8" draw:end-shape="id71" draw:end-glue-point="4" svg:d="M11150 17000v651h-50v649" svg:viewBox="0 0 51 1301">
          <text:p/>
        </draw:connector>
        <draw:connector draw:style-name="gr5" draw:text-style-name="P5" draw:layer="layout" svg:x1="11.05cm" svg:y1="14.2cm" svg:x2="11.1cm" svg:y2="15.2cm" draw:start-shape="id78" draw:start-glue-point="8" draw:end-shape="id69" draw:end-glue-point="4" svg:d="M11050 14200v501h50v499" svg:viewBox="0 0 51 1001">
          <text:p/>
        </draw:connector>
        <draw:connector draw:style-name="gr5" draw:text-style-name="P5" draw:layer="layout" svg:x1="17.55cm" svg:y1="22.8cm" svg:x2="14.9cm" svg:y2="24.85cm" draw:start-shape="id74" draw:start-glue-point="2" draw:end-shape="id65" draw:end-glue-point="1" svg:d="M17550 22800v2050h-2650" svg:viewBox="0 0 2651 2051">
          <text:p/>
        </draw:connector>
        <draw:connector draw:style-name="gr5" draw:text-style-name="P5" draw:layer="layout" svg:x1="19.9cm" svg:y1="19.05cm" svg:x2="14.9cm" svg:y2="24.85cm" draw:start-shape="id72" draw:start-glue-point="1" draw:end-shape="id65" draw:end-glue-point="1" svg:d="M19900 19050h865v5800h-5865" svg:viewBox="0 0 5866 5801">
          <text:p/>
        </draw:connector>
        <draw:connector draw:style-name="gr5" draw:text-style-name="P5" draw:layer="layout" svg:x1="19.9cm" svg:y1="15.95cm" svg:x2="14.9cm" svg:y2="24.85cm" draw:start-shape="id70" draw:start-glue-point="1" draw:end-shape="id65" draw:end-glue-point="1" svg:d="M19900 15950h1621v8900h-6621" svg:viewBox="0 0 6622 8901">
          <text:p/>
        </draw:connector>
        <draw:connector draw:style-name="gr5" draw:text-style-name="P5" draw:layer="layout" svg:x1="19.9cm" svg:y1="13.05cm" svg:x2="14.9cm" svg:y2="24.85cm" draw:start-shape="id68" draw:start-glue-point="1" draw:end-shape="id65" draw:end-glue-point="1" svg:d="M19900 13050h501v11800h-5501" svg:viewBox="0 0 5502 11801">
          <text:p/>
        </draw:connector>
        <draw:custom-shape draw:style-name="gr11" draw:text-style-name="P2" xml:id="id66" draw:id="id66" draw:layer="layout" svg:width="7.4cm" svg:height="1.7cm" svg:x="7.5cm" svg:y="26.6cm">
          <text:p text:style-name="P1"><text:span text:style-name="T1">Count = mymillis</text:span></text:p>
          <text:p text:style-name="P1"><text:span text:style-name="T2">(mise a jour de count pour le </text:span></text:p>
          <text:p text:style-name="P1"><text:span text:style-name="T2">prochain print)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1.2cm" svg:y1="28.3cm" svg:x2="3.25cm" svg:y2="26.7cm" draw:start-shape="id66" draw:start-glue-point="2" draw:end-shape="id64" draw:end-glue-point="8" svg:d="M11200 28300v501h-7950v-2101" svg:viewBox="0 0 7951 21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1:17:28.924901891</meta:creation-date>
    <dc:date>2018-03-13T15:12:09.407507486</dc:date>
    <meta:editing-duration>PT4H47M55S</meta:editing-duration>
    <meta:editing-cycles>54</meta:editing-cycles>
    <meta:generator>LibreOffice/5.1.6.2$Linux_X86_64 LibreOffice_project/10m0$Build-2</meta:generator>
    <meta:document-statistic meta:object-count="149"/>
  </office:meta>
</office:document-meta>
</file>